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1cde" officeooo:paragraph-rsid="00141cde"/>
    </style:style>
    <style:style style:name="P2" style:family="paragraph" style:parent-style-name="Standard">
      <style:text-properties fo:font-style="normal" officeooo:rsid="0015ea8c" officeooo:paragraph-rsid="0015ea8c" style:font-style-asian="normal" style:font-style-complex="normal"/>
    </style:style>
    <style:style style:name="P3" style:family="paragraph" style:parent-style-name="Standard">
      <style:text-properties fo:font-size="12pt" fo:font-style="normal" fo:font-weight="bold" officeooo:rsid="001836cb" officeooo:paragraph-rsid="001836cb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fo:font-weight="bold" officeooo:rsid="001d04f8" officeooo:paragraph-rsid="001d04f8" style:font-size-asian="10.5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font-size="12pt" fo:font-style="normal" fo:font-weight="normal" officeooo:rsid="001836cb" officeooo:paragraph-rsid="001836cb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201caa" officeooo:paragraph-rsid="00201ca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f0a31" officeooo:paragraph-rsid="001f0a3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officeooo:rsid="00201caa" officeooo:paragraph-rsid="00201caa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8pt" fo:font-style="normal" fo:font-weight="bold" officeooo:rsid="001836cb" officeooo:paragraph-rsid="001836cb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text-properties fo:font-size="18pt" fo:font-style="normal" fo:font-weight="bold" officeooo:rsid="0019cda7" officeooo:paragraph-rsid="0019cda7" style:font-size-asian="15.75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8pt" fo:font-style="normal" fo:font-weight="bold" officeooo:rsid="0019cda7" officeooo:paragraph-rsid="001d04f8" style:font-size-asian="15.75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8pt" fo:font-style="normal" fo:font-weight="bold" officeooo:rsid="001f0a31" officeooo:paragraph-rsid="001f0a31" style:font-size-asian="15.75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4pt" fo:font-style="normal" fo:font-weight="bold" officeooo:rsid="00201caa" officeooo:paragraph-rsid="00201caa" style:font-size-asian="24pt" style:font-style-asian="normal" style:font-weight-asian="bold" style:font-size-complex="24pt" style:font-style-complex="normal" style:font-weight-complex="bold"/>
    </style:style>
    <style:style style:name="P14" style:family="paragraph" style:parent-style-name="Standard">
      <style:text-properties officeooo:paragraph-rsid="0019cda7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201caa" officeooo:paragraph-rsid="00201caa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22bc72" officeooo:paragraph-rsid="0022bc72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06bbf" officeooo:paragraph-rsid="00201c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text-properties officeooo:rsid="00141cde" officeooo:paragraph-rsid="00141cde"/>
    </style:style>
    <style:style style:name="P19" style:family="paragraph" style:parent-style-name="Standard" style:list-style-name="L1">
      <style:text-properties officeooo:rsid="0015ea8c" officeooo:paragraph-rsid="0015ea8c"/>
    </style:style>
    <style:style style:name="P20" style:family="paragraph" style:parent-style-name="Standard" style:list-style-name="L2">
      <style:text-properties fo:font-style="normal" officeooo:rsid="0015ea8c" officeooo:paragraph-rsid="0015ea8c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22bc72" officeooo:paragraph-rsid="0025f5d7" fo:background-color="transparent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277622" officeooo:paragraph-rsid="00277622" fo:background-color="transparent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d04f8" style:font-size-asian="10.5pt" style:font-size-complex="12pt"/>
    </style:style>
    <style:style style:name="T7" style:family="text">
      <style:text-properties fo:font-size="12pt" officeooo:rsid="001f0a31" style:font-size-asian="10.5pt" style:font-size-complex="12pt"/>
    </style:style>
    <style:style style:name="T8" style:family="text">
      <style:text-properties fo:font-size="12pt" fo:font-weight="normal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d04f8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01caa" style:font-size-asian="10.5pt" style:font-weight-asian="normal" style:font-size-complex="12pt" style:font-weight-complex="normal"/>
    </style:style>
    <style:style style:name="T11" style:family="text">
      <style:text-properties fo:font-size="12pt" fo:font-weight="bold" style:font-size-asian="10.5pt" style:font-weight-asian="bold" style:font-size-complex="12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6bbf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06b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span text:style-name="T1">Команды для Sinatra</text:span></text:p>
      <text:p text:style-name="P1"/>
      <text:p text:style-name="P1">Команды rake:</text:p>
      <text:list xml:id="list3261305347" text:style-name="L1">
        <text:list-item>
          <text:p text:style-name="P18">rake <text:a xlink:type="simple" xlink:href="db:create_migration" text:style-name="Internet_20_link" text:visited-style-name="Visited_20_Internet_20_Link">db:create_migration</text:a> NAME=name_of_migration — создает новую миграцию в /<text:span text:style-name="T2">db/</text:span><text:span text:style-name="T4">migrate.</text:span></text:p>
        </text:list-item>
        <text:list-item>
          <text:p text:style-name="P18"><text:span text:style-name="T4">rake </text:span><text:a xlink:type="simple" xlink:href="db:migrate" text:style-name="Internet_20_link" text:visited-style-name="Visited_20_Internet_20_Link"><text:span text:style-name="T4">db:migrate</text:span></text:a><text:span text:style-name="T4"> — применяет (выполняет) созданную миграцию.</text:span></text:p>
        </text:list-item>
        <text:list-item>
          <text:p text:style-name="P19"><text:span text:style-name="T4">rake </text:span><text:a xlink:type="simple" xlink:href="db:migrate" text:style-name="Internet_20_link" text:visited-style-name="Visited_20_Internet_20_Link"><text:span text:style-name="T4">db:migrate</text:span></text:a><text:span text:style-name="T4"> — возврат к предыдущей к миграции.</text:span></text:p>
        </text:list-item>
      </text:list>
      <text:p text:style-name="P2"/>
      <text:p text:style-name="P2">Команды bundle:</text:p>
      <text:list xml:id="list1966540084" text:style-name="L2">
        <text:list-item>
          <text:p text:style-name="P20">bundle install — установка гемов </text:p>
        </text:list-item>
        <text:list-item>
          <text:p text:style-name="P20">bundle update — обновление гемов</text:p>
        </text:list-item>
      </text:list>
      <text:p text:style-name="P2"/>
      <text:p text:style-name="P2"/>
      <text:p text:style-name="P2"/>
      <text:p text:style-name="P9">Синтаксис Ruby:</text:p>
      <text:p text:style-name="P3"><text:tab/><text:tab/><text:span text:style-name="T12">def something</text:span></text:p>
      <text:p text:style-name="P5"><text:tab/><text:tab/><text:tab/>puts “Hello“</text:p>
      <text:p text:style-name="P5"><text:tab/><text:tab/>end</text:p>
      <text:p text:style-name="P5"/>
      <text:p text:style-name="P9">Синтаксис JavaScript:</text:p>
      <text:p text:style-name="P9"><text:tab/><text:tab/><text:span text:style-name="T8">function something()</text:span></text:p>
      <text:p text:style-name="P5"><text:tab/><text:tab/>{</text:p>
      <text:p text:style-name="P5"><text:tab/><text:tab/><text:tab/>alert(`Hello!`);</text:p>
      <text:p text:style-name="P5"><text:tab/><text:tab/>}</text:p>
      <text:p text:style-name="P5"/>
      <text:p text:style-name="P10">Опции:</text:p>
      <text:p text:style-name="P14"><text:tab/><text:tab/><text:span text:style-name="T11">x ||=y</text:span><text:span text:style-name="T8"> тоже самое что </text:span><text:span text:style-name="T11">x op= y</text:span><text:span text:style-name="T5"> </text:span><text:span text:style-name="T8">только вместо </text:span><text:span text:style-name="T11">«op»</text:span><text:span text:style-name="T8"> у нас опция </text:span><text:span text:style-name="T11">x += 1</text:span><text:span text:style-name="T8"> – это значит каждый раз она будет прибавлять </text:span><text:span text:style-name="T11">+1</text:span><text:span text:style-name="T8"> значение существуещемую.</text:span></text:p>
      <text:p text:style-name="P11"><text:span text:style-name="T5"><text:tab/><text:tab/></text:span><text:span text:style-name="T7">x</text:span><text:span text:style-name="T5"> += 1 – </text:span><text:span text:style-name="T9">а эта фун</text:span><text:span text:style-name="T10">кц</text:span><text:span text:style-name="T9">ия равняется </text:span><text:span text:style-name="T6">x = x + 1.</text:span></text:p>
      <text:p text:style-name="P4"/>
      <text:p text:style-name="P12"><text:span text:style-name="T6">О</text:span><text:span text:style-name="T5">пция: </text:span></text:p>
      <text:p text:style-name="P12"><text:span text:style-name="T5"><text:tab/>x ||= y – </text:span><text:span text:style-name="T8">выставляет значение по умолчанию.</text:span></text:p>
      <text:p text:style-name="P7"/>
      <text:p text:style-name="P7"/>
      <text:p text:style-name="P7"/>
      <text:p text:style-name="P13">Команды для Ruby on Rails:</text:p>
      <text:p text:style-name="P13"/>
      <text:p text:style-name="P6">Создание контролера: <text:span text:style-name="T14">rails generate controller home index, rails — </text:span><text:span text:style-name="T2">команда rails,</text:span><text:span text:style-name="T14"> generate controller — </text:span><text:span text:style-name="T2">создаёт контроллер, </text:span><text:span text:style-name="T3">home index – </text:span><text:span text:style-name="T2">создает предстваление </text:span><text:span text:style-name="T3">home</text:span><text:span text:style-name="T2"> и action </text:span><text:span text:style-name="T3">index</text:span><text:span text:style-name="T2">.</text:span></text:p>
      <text:p text:style-name="P8"/>
      <text:p text:style-name="P15"><text:span text:style-name="T2">get '/' =&gt; 'home#index' – </text:span><text:span text:style-name="T13">эта команда делает </text:span><text:span text:style-name="T15">home#index</text:span><text:span text:style-name="T13"> главной страницей</text:span></text:p>
      <text:p text:style-name="P17"/>
      <text:p text:style-name="P16"><text:span text:style-name="T13">С</text:span><text:span text:style-name="T12">оздание Rails приложение: </text:span></text:p>
      <text:p text:style-name="P16">rails new MyBlog --webpack <text:s/>--database=postgresql </text:p>
      <text:p text:style-name="P21"/>
      <text:p text:style-name="P22">rails generate devise:install — no work = Type comand «spring stop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8T14:37:05.317341129</meta:creation-date>
    <dc:date>2021-03-15T14:46:15.551370917</dc:date>
    <meta:editing-duration>PT11H56M25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60" meta:character-count="1108" meta:non-whitespace-character-count="938"/>
  </office:meta>
</office:document-meta>
</file>